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8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54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/>
          <table:table-cell table:style-name="ce3" office:value-type="string">
            <text:p>first paper</text:p>
          </table:table-cell>
          <table:table-cell table:number-columns-repeated="3"/>
          <table:table-cell table:style-name="ce3" office:value-type="string">
            <text:p>UAr pap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\author[apc]</text:p>
          </table:table-cell>
          <table:table-cell office:value-type="string">
            <text:p>P.~Agnes</text:p>
          </table:table-cell>
          <table:table-cell/>
          <table:table-cell office:value-type="string">
            <text:p>\author</text:p>
          </table:table-cell>
          <table:table-cell office:value-type="string">
            <text:p>P.~Agnes</text:p>
          </table:table-cell>
          <table:table-cell office:value-type="string">
            <text:p>\affiliation</text:p>
          </table:table-cell>
          <table:table-cell office:value-type="string">
            <text:p>\APC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L.~Agostino</text:p>
          </table:table-cell>
          <table:table-cell office:value-type="string">
            <text:p>\affiliation</text:p>
          </table:table-cell>
          <table:table-cell office:value-type="string">
            <text:p>\LPNHE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>
            <text:p>\author</text:p>
          </table:table-cell>
          <table:table-cell office:value-type="string">
            <text:p>I.~F.~M.~Albuquerque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office:value-type="string">
            <text:p>\affiliation</text:p>
          </table:table-cell>
          <table:table-cell office:value-type="string">
            <text:p>\US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umass]</text:p>
          </table:table-cell>
          <table:table-cell office:value-type="string">
            <text:p>T.~Alexander</text:p>
          </table:table-cell>
          <table:table-cell/>
          <table:table-cell office:value-type="string">
            <text:p>\author</text:p>
          </table:table-cell>
          <table:table-cell office:value-type="string">
            <text:p>T.~Alexander</text:p>
          </table:table-cell>
          <table:table-cell office:value-type="string">
            <text:p>\affiliation</text:p>
          </table:table-cell>
          <table:table-cell office:value-type="string">
            <text:p>\UMass</text:p>
          </table:table-cell>
          <table:table-cell office:value-type="string">
            <text:p>\affiliation</text:p>
          </table:table-cell>
          <table:table-cell office:value-type="string">
            <text:p>\FN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augustana]</text:p>
          </table:table-cell>
          <table:table-cell office:value-type="string">
            <text:p>A.~Alton</text:p>
          </table:table-cell>
          <table:table-cell/>
          <table:table-cell office:value-type="string">
            <text:p>\author</text:p>
          </table:table-cell>
          <table:table-cell office:value-type="string">
            <text:p>A.~K.~Alton</text:p>
          </table:table-cell>
          <table:table-cell office:value-type="string">
            <text:p>\affiliation</text:p>
          </table:table-cell>
          <table:table-cell office:value-type="string">
            <text:p>\Augustan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ucla]</text:p>
          </table:table-cell>
          <table:table-cell office:value-type="string">
            <text:p>K.~Arisaka</text:p>
          </table:table-cell>
          <table:table-cell/>
          <table:table-cell office:value-type="string">
            <text:p>\author</text:p>
          </table:table-cell>
          <table:table-cell office:value-type="string">
            <text:p>K.~Arisaka</text:p>
          </table:table-cell>
          <table:table-cell office:value-type="string">
            <text:p>\affiliation</text:p>
          </table:table-cell>
          <table:table-cell office:value-type="string">
            <text:p>\UCL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H.O.~Back</text:p>
          </table:table-cell>
          <table:table-cell/>
          <table:table-cell office:value-type="string">
            <text:p>\author</text:p>
          </table:table-cell>
          <table:table-cell office:value-type="string">
            <text:p>H.~O.~Back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office:value-type="string">
            <text:p>\affiliation</text:p>
          </table:table-cell>
          <table:table-cell office:value-type="string">
            <text:p>\PNN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fnal]</text:p>
          </table:table-cell>
          <table:table-cell office:value-type="string">
            <text:p>B.~Baldin</text:p>
          </table:table-cell>
          <table:table-cell/>
          <table:table-cell office:value-type="string">
            <text:p>\author</text:p>
          </table:table-cell>
          <table:table-cell office:value-type="string">
            <text:p>B.~Baldin</text:p>
          </table:table-cell>
          <table:table-cell office:value-type="string">
            <text:p>\affiliation</text:p>
          </table:table-cell>
          <table:table-cell office:value-type="string">
            <text:p>\FNA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fnal]</text:p>
          </table:table-cell>
          <table:table-cell office:value-type="string">
            <text:p>K.~Biery</text:p>
          </table:table-cell>
          <table:table-cell/>
          <table:table-cell office:value-type="string">
            <text:p>\author</text:p>
          </table:table-cell>
          <table:table-cell office:value-type="string">
            <text:p>K.~Biery</text:p>
          </table:table-cell>
          <table:table-cell office:value-type="string">
            <text:p>\affiliation</text:p>
          </table:table-cell>
          <table:table-cell office:value-type="string">
            <text:p>\FNA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lngs]</text:p>
          </table:table-cell>
          <table:table-cell office:value-type="string">
            <text:p>G.~Bonfini</text:p>
          </table:table-cell>
          <table:table-cell/>
          <table:table-cell office:value-type="string">
            <text:p>\author</text:p>
          </table:table-cell>
          <table:table-cell office:value-type="string">
            <text:p>G.~Bonfini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gssi]</text:p>
          </table:table-cell>
          <table:table-cell office:value-type="string">
            <text:p>M.~Bossa</text:p>
          </table:table-cell>
          <table:table-cell/>
          <table:table-cell office:value-type="string">
            <text:p>\author</text:p>
          </table:table-cell>
          <table:table-cell office:value-type="string">
            <text:p>M.~Bossa</text:p>
          </table:table-cell>
          <table:table-cell office:value-type="string">
            <text:p>\affiliation</text:p>
          </table:table-cell>
          <table:table-cell office:value-type="string">
            <text:p>\AQGSSI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B.~Bottino</text:p>
          </table:table-cell>
          <table:table-cell office:value-type="string">
            <text:p>\affiliation</text:p>
          </table:table-cell>
          <table:table-cell office:value-type="string">
            <text:p>\GEUni</text:p>
          </table:table-cell>
          <table:table-cell office:value-type="string">
            <text:p>\affiliation</text:p>
          </table:table-cell>
          <table:table-cell office:value-type="string">
            <text:p>\GEINF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mi]</text:p>
          </table:table-cell>
          <table:table-cell office:value-type="string">
            <text:p>A.~Brigatti</text:p>
          </table:table-cell>
          <table:table-cell/>
          <table:table-cell office:value-type="string">
            <text:p>\author</text:p>
          </table:table-cell>
          <table:table-cell office:value-type="string">
            <text:p>A.~Brigatti</text:p>
          </table:table-cell>
          <table:table-cell office:value-type="string">
            <text:p>\affiliation</text:p>
          </table:table-cell>
          <table:table-cell office:value-type="string">
            <text:p>\MIINF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J.~Brodsky</text:p>
          </table:table-cell>
          <table:table-cell/>
          <table:table-cell office:value-type="string">
            <text:p>\author</text:p>
          </table:table-cell>
          <table:table-cell office:value-type="string">
            <text:p>J.~Brodsky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roma]</text:p>
          </table:table-cell>
          <table:table-cell office:value-type="string">
            <text:p>F.~Budano</text:p>
          </table:table-cell>
          <table:table-cell/>
          <table:table-cell office:value-type="string">
            <text:p>\author</text:p>
          </table:table-cell>
          <table:table-cell office:value-type="string">
            <text:p>F.~Budano</text:p>
          </table:table-cell>
          <table:table-cell office:value-type="string">
            <text:p>\affiliation</text:p>
          </table:table-cell>
          <table:table-cell office:value-type="string">
            <text:p>\RMTreINFN</text:p>
          </table:table-cell>
          <table:table-cell office:value-type="string">
            <text:p>\affiliation</text:p>
          </table:table-cell>
          <table:table-cell office:value-type="string">
            <text:p>\RMTreUni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S.~Bussino</text:p>
          </table:table-cell>
          <table:table-cell office:value-type="string">
            <text:p>\affiliation</text:p>
          </table:table-cell>
          <table:table-cell office:value-type="string">
            <text:p>\RMTreINFN</text:p>
          </table:table-cell>
          <table:table-cell office:value-type="string">
            <text:p>\affiliation</text:p>
          </table:table-cell>
          <table:table-cell office:value-type="string">
            <text:p>\RMTreUni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M.~Cadeddu</text:p>
          </table:table-cell>
          <table:table-cell office:value-type="string">
            <text:p>\affiliation</text:p>
          </table:table-cell>
          <table:table-cell office:value-type="string">
            <text:p>\CAUni</text:p>
          </table:table-cell>
          <table:table-cell office:value-type="string">
            <text:p>\affiliation</text:p>
          </table:table-cell>
          <table:table-cell office:value-type="string">
            <text:p>\CAINF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umass]</text:p>
          </table:table-cell>
          <table:table-cell office:value-type="string">
            <text:p>L.~Cadonati</text:p>
          </table:table-cell>
          <table:table-cell/>
          <table:table-cell office:value-type="string">
            <text:p>\author</text:p>
          </table:table-cell>
          <table:table-cell office:value-type="string">
            <text:p>L.~Cadonati</text:p>
          </table:table-cell>
          <table:table-cell office:value-type="string">
            <text:p>\affiliation</text:p>
          </table:table-cell>
          <table:table-cell office:value-type="string">
            <text:p>\UMas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M.~Cadoni</text:p>
          </table:table-cell>
          <table:table-cell office:value-type="string">
            <text:p>\affiliation</text:p>
          </table:table-cell>
          <table:table-cell office:value-type="string">
            <text:p>\CAUni</text:p>
          </table:table-cell>
          <table:table-cell office:value-type="string">
            <text:p>\affiliation</text:p>
          </table:table-cell>
          <table:table-cell office:value-type="string">
            <text:p>\CAINF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F.~Calaprice</text:p>
          </table:table-cell>
          <table:table-cell/>
          <table:table-cell office:value-type="string">
            <text:p>\author</text:p>
          </table:table-cell>
          <table:table-cell office:value-type="string">
            <text:p>F.~Calaprice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ucla]</text:p>
          </table:table-cell>
          <table:table-cell office:value-type="string">
            <text:p>N.~Canci</text:p>
          </table:table-cell>
          <table:table-cell/>
          <table:table-cell office:value-type="string">
            <text:p>\author</text:p>
          </table:table-cell>
          <table:table-cell office:value-type="string">
            <text:p>N.~Canci</text:p>
          </table:table-cell>
          <table:table-cell office:value-type="string">
            <text:p>\affiliation</text:p>
          </table:table-cell>
          <table:table-cell office:value-type="string">
            <text:p>\Houston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lngs]</text:p>
          </table:table-cell>
          <table:table-cell office:value-type="string">
            <text:p>A.~Candela</text:p>
          </table:table-cell>
          <table:table-cell/>
          <table:table-cell office:value-type="string">
            <text:p>\author</text:p>
          </table:table-cell>
          <table:table-cell office:value-type="string">
            <text:p>A.~Candela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H.~Cao</text:p>
          </table:table-cell>
          <table:table-cell/>
          <table:table-cell office:value-type="string">
            <text:p>\author</text:p>
          </table:table-cell>
          <table:table-cell office:value-type="string">
            <text:p>H.~Cao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genoa]</text:p>
          </table:table-cell>
          <table:table-cell office:value-type="string">
            <text:p>M.~Cariello</text:p>
          </table:table-cell>
          <table:table-cell/>
          <table:table-cell office:value-type="string">
            <text:p>\author</text:p>
          </table:table-cell>
          <table:table-cell office:value-type="string">
            <text:p>M.~Cariello</text:p>
          </table:table-cell>
          <table:table-cell office:value-type="string">
            <text:p>\affiliation</text:p>
          </table:table-cell>
          <table:table-cell office:value-type="string">
            <text:p>\GEINF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M.~Carlini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S.~Catalanotti</text:p>
          </table:table-cell>
          <table:table-cell office:value-type="string">
            <text:p>\affiliation</text:p>
          </table:table-cell>
          <table:table-cell office:value-type="string">
            <text:p>\NAUni</text:p>
          </table:table-cell>
          <table:table-cell office:value-type="string">
            <text:p>\affiliation</text:p>
          </table:table-cell>
          <table:table-cell office:value-type="string">
            <text:p>\NAINF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lngs]</text:p>
          </table:table-cell>
          <table:table-cell office:value-type="string">
            <text:p>P.~Cavalcante</text:p>
          </table:table-cell>
          <table:table-cell/>
          <table:table-cell office:value-type="string">
            <text:p>\author</text:p>
          </table:table-cell>
          <table:table-cell office:value-type="string">
            <text:p>P.~Cavalcante</text:p>
          </table:table-cell>
          <table:table-cell office:value-type="string">
            <text:p>\affiliation</text:p>
          </table:table-cell>
          <table:table-cell office:value-type="string">
            <text:p>\VTech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chicago]</text:p>
          </table:table-cell>
          <table:table-cell office:value-type="string">
            <text:p>A.~Chavarria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\author[msu]</text:p>
          </table:table-cell>
          <table:table-cell office:value-type="string">
            <text:p>A.~Chepurnov</text:p>
          </table:table-cell>
          <table:table-cell/>
          <table:table-cell office:value-type="string">
            <text:p>\author</text:p>
          </table:table-cell>
          <table:table-cell office:value-type="string">
            <text:p>A.~Chepurnov</text:p>
          </table:table-cell>
          <table:table-cell office:value-type="string">
            <text:p>\affiliation</text:p>
          </table:table-cell>
          <table:table-cell office:value-type="string">
            <text:p>\MSU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na]</text:p>
          </table:table-cell>
          <table:table-cell office:value-type="string">
            <text:p>A.G.~Cocco</text:p>
          </table:table-cell>
          <table:table-cell/>
          <table:table-cell office:value-type="string">
            <text:p>\author</text:p>
          </table:table-cell>
          <table:table-cell office:value-type="string">
            <text:p>A.~G.~Cocco</text:p>
          </table:table-cell>
          <table:table-cell office:value-type="string">
            <text:p>\affiliation</text:p>
          </table:table-cell>
          <table:table-cell office:value-type="string">
            <text:p>\NAINF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G.~Covone</text:p>
          </table:table-cell>
          <table:table-cell office:value-type="string">
            <text:p>\affiliation</text:p>
          </table:table-cell>
          <table:table-cell office:value-type="string">
            <text:p>\NAUni</text:p>
          </table:table-cell>
          <table:table-cell office:value-type="string">
            <text:p>\affiliation</text:p>
          </table:table-cell>
          <table:table-cell office:value-type="string">
            <text:p>\NAINF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mi]</text:p>
          </table:table-cell>
          <table:table-cell office:value-type="string">
            <text:p>L.~Crippa</text:p>
          </table:table-cell>
          <table:table-cell/>
          <table:table-cell office:value-type="string">
            <text:p>\author</text:p>
          </table:table-cell>
          <table:table-cell office:value-type="string">
            <text:p>L.~Crippa</text:p>
          </table:table-cell>
          <table:table-cell office:value-type="string">
            <text:p>\affiliation</text:p>
          </table:table-cell>
          <table:table-cell office:value-type="string">
            <text:p>\MIUni</text:p>
          </table:table-cell>
          <table:table-cell office:value-type="string">
            <text:p>\affiliation</text:p>
          </table:table-cell>
          <table:table-cell office:value-type="string">
            <text:p>\MIINF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mi]</text:p>
          </table:table-cell>
          <table:table-cell office:value-type="string">
            <text:p>D.~D'Angelo</text:p>
          </table:table-cell>
          <table:table-cell/>
          <table:table-cell office:value-type="string">
            <text:p>\author</text:p>
          </table:table-cell>
          <table:table-cell office:value-type="string">
            <text:p>D.~D'Angelo</text:p>
          </table:table-cell>
          <table:table-cell office:value-type="string">
            <text:p>\affiliation</text:p>
          </table:table-cell>
          <table:table-cell office:value-type="string">
            <text:p>\MIUni</text:p>
          </table:table-cell>
          <table:table-cell office:value-type="string">
            <text:p>\affiliation</text:p>
          </table:table-cell>
          <table:table-cell office:value-type="string">
            <text:p>\MIINF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lngs]</text:p>
          </table:table-cell>
          <table:table-cell office:value-type="string">
            <text:p>M.~D'Incecco</text:p>
          </table:table-cell>
          <table:table-cell/>
          <table:table-cell office:value-type="string">
            <text:p>\author</text:p>
          </table:table-cell>
          <table:table-cell office:value-type="string">
            <text:p>M.~D'Incecco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houston]</text:p>
          </table:table-cell>
          <table:table-cell office:value-type="string">
            <text:p>S.~Davini</text:p>
          </table:table-cell>
          <table:table-cell/>
          <table:table-cell office:value-type="string">
            <text:p>\author</text:p>
          </table:table-cell>
          <table:table-cell office:value-type="string">
            <text:p>S.~Davini</text:p>
          </table:table-cell>
          <table:table-cell office:value-type="string">
            <text:p>\affiliation</text:p>
          </table:table-cell>
          <table:table-cell office:value-type="string">
            <text:p>\AQGSSI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S.~De Cecco</text:p>
          </table:table-cell>
          <table:table-cell office:value-type="string">
            <text:p>\affiliation</text:p>
          </table:table-cell>
          <table:table-cell office:value-type="string">
            <text:p>\LPNH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lngs]</text:p>
          </table:table-cell>
          <table:table-cell office:value-type="string">
            <text:p>M.~De~Deo</text:p>
          </table:table-cell>
          <table:table-cell/>
          <table:table-cell office:value-type="string">
            <text:p>\author</text:p>
          </table:table-cell>
          <table:table-cell office:value-type="string">
            <text:p>M.~De Deo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M.~De Vincenzi</text:p>
          </table:table-cell>
          <table:table-cell office:value-type="string">
            <text:p>\affiliation</text:p>
          </table:table-cell>
          <table:table-cell office:value-type="string">
            <text:p>\RMTreINFN</text:p>
          </table:table-cell>
          <table:table-cell office:value-type="string">
            <text:p>\affiliation</text:p>
          </table:table-cell>
          <table:table-cell office:value-type="string">
            <text:p>\RMTreUn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petersburg]</text:p>
          </table:table-cell>
          <table:table-cell office:value-type="string">
            <text:p>A.~Derbin</text:p>
          </table:table-cell>
          <table:table-cell/>
          <table:table-cell office:value-type="string">
            <text:p>\author</text:p>
          </table:table-cell>
          <table:table-cell office:value-type="string">
            <text:p>A.~Derbin</text:p>
          </table:table-cell>
          <table:table-cell office:value-type="string">
            <text:p>\affiliation</text:p>
          </table:table-cell>
          <table:table-cell office:value-type="string">
            <text:p>\Petersbur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ca]</text:p>
          </table:table-cell>
          <table:table-cell office:value-type="string">
            <text:p>A.~Devoto</text:p>
          </table:table-cell>
          <table:table-cell/>
          <table:table-cell office:value-type="string">
            <text:p>\author</text:p>
          </table:table-cell>
          <table:table-cell office:value-type="string">
            <text:p>A.~Devoto</text:p>
          </table:table-cell>
          <table:table-cell office:value-type="string">
            <text:p>\affiliation</text:p>
          </table:table-cell>
          <table:table-cell office:value-type="string">
            <text:p>\CAUni</text:p>
          </table:table-cell>
          <table:table-cell office:value-type="string">
            <text:p>\affiliation</text:p>
          </table:table-cell>
          <table:table-cell office:value-type="string">
            <text:p>\CAINF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F.~Di~Eusanio</text:p>
          </table:table-cell>
          <table:table-cell/>
          <table:table-cell office:value-type="string">
            <text:p>\author</text:p>
          </table:table-cell>
          <table:table-cell office:value-type="string">
            <text:p>F.~Di Eusanio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mi]</text:p>
          </table:table-cell>
          <table:table-cell office:value-type="string">
            <text:p>G.~Di~Pietro</text:p>
          </table:table-cell>
          <table:table-cell/>
          <table:table-cell office:value-type="string">
            <text:p>\author</text:p>
          </table:table-cell>
          <table:table-cell office:value-type="string">
            <text:p>G.~Di Pietro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office:value-type="string">
            <text:p>\affiliation</text:p>
          </table:table-cell>
          <table:table-cell office:value-type="string">
            <text:p>\MIINF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hawaii]</text:p>
          </table:table-cell>
          <table:table-cell office:value-type="string">
            <text:p>E.~Edkins</text:p>
          </table:table-cell>
          <table:table-cell/>
          <table:table-cell office:value-type="string">
            <text:p>\author</text:p>
          </table:table-cell>
          <table:table-cell office:value-type="string">
            <text:p>E.~Edkins</text:p>
          </table:table-cell>
          <table:table-cell office:value-type="string">
            <text:p>\affiliation</text:p>
          </table:table-cell>
          <table:table-cell office:value-type="string">
            <text:p>\Hawai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houston]</text:p>
          </table:table-cell>
          <table:table-cell office:value-type="string">
            <text:p>A.~Empl</text:p>
          </table:table-cell>
          <table:table-cell/>
          <table:table-cell office:value-type="string">
            <text:p>\author</text:p>
          </table:table-cell>
          <table:table-cell office:value-type="string">
            <text:p>A.~Empl</text:p>
          </table:table-cell>
          <table:table-cell office:value-type="string">
            <text:p>\affiliation</text:p>
          </table:table-cell>
          <table:table-cell office:value-type="string">
            <text:p>\Houst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ucla]</text:p>
          </table:table-cell>
          <table:table-cell office:value-type="string">
            <text:p>A.~Fan</text:p>
          </table:table-cell>
          <table:table-cell/>
          <table:table-cell office:value-type="string">
            <text:p>\author</text:p>
          </table:table-cell>
          <table:table-cell office:value-type="string">
            <text:p>A.~Fan</text:p>
          </table:table-cell>
          <table:table-cell office:value-type="string">
            <text:p>\affiliation</text:p>
          </table:table-cell>
          <table:table-cell office:value-type="string">
            <text:p>\UCL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na]</text:p>
          </table:table-cell>
          <table:table-cell office:value-type="string">
            <text:p>G.~Fiorillo</text:p>
          </table:table-cell>
          <table:table-cell/>
          <table:table-cell office:value-type="string">
            <text:p>\author</text:p>
          </table:table-cell>
          <table:table-cell office:value-type="string">
            <text:p>G.~Fiorillo</text:p>
          </table:table-cell>
          <table:table-cell office:value-type="string">
            <text:p>\affiliation</text:p>
          </table:table-cell>
          <table:table-cell office:value-type="string">
            <text:p>\NAUni</text:p>
          </table:table-cell>
          <table:table-cell office:value-type="string">
            <text:p>\affiliation</text:p>
          </table:table-cell>
          <table:table-cell office:value-type="string">
            <text:p>\NAINF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dubna]</text:p>
          </table:table-cell>
          <table:table-cell office:value-type="string">
            <text:p>K.~Fomenko</text:p>
          </table:table-cell>
          <table:table-cell/>
          <table:table-cell office:value-type="string">
            <text:p>\author</text:p>
          </table:table-cell>
          <table:table-cell office:value-type="string">
            <text:p>K.~Fomenko</text:p>
          </table:table-cell>
          <table:table-cell office:value-type="string">
            <text:p>\affiliation</text:p>
          </table:table-cell>
          <table:table-cell office:value-type="string">
            <text:p>\Dubn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umass]</text:p>
          </table:table-cell>
          <table:table-cell office:value-type="string">
            <text:p>G.~Forster</text:p>
          </table:table-cell>
          <table:table-cell/>
          <table:table-cell office:value-type="string">
            <text:p>\author</text:p>
          </table:table-cell>
          <table:table-cell office:value-type="string">
            <text:p>G.~Forster</text:p>
          </table:table-cell>
          <table:table-cell office:value-type="string">
            <text:p>\affiliation</text:p>
          </table:table-cell>
          <table:table-cell office:value-type="string">
            <text:p>\UMass</text:p>
          </table:table-cell>
          <table:table-cell office:value-type="string">
            <text:p>\affiliation</text:p>
          </table:table-cell>
          <table:table-cell office:value-type="string">
            <text:p>\FN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apc]</text:p>
          </table:table-cell>
          <table:table-cell office:value-type="string">
            <text:p>D.~Franco</text:p>
          </table:table-cell>
          <table:table-cell/>
          <table:table-cell office:value-type="string">
            <text:p>\author</text:p>
          </table:table-cell>
          <table:table-cell office:value-type="string">
            <text:p>D.~Franco</text:p>
          </table:table-cell>
          <table:table-cell office:value-type="string">
            <text:p>\affiliation</text:p>
          </table:table-cell>
          <table:table-cell office:value-type="string">
            <text:p>\AP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lngs]</text:p>
          </table:table-cell>
          <table:table-cell office:value-type="string">
            <text:p>F.~Gabriele</text:p>
          </table:table-cell>
          <table:table-cell/>
          <table:table-cell office:value-type="string">
            <text:p>\author</text:p>
          </table:table-cell>
          <table:table-cell office:value-type="string">
            <text:p>F.~Gabriele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C.~Galbiati</text:p>
          </table:table-cell>
          <table:table-cell/>
          <table:table-cell office:value-type="string">
            <text:p>\author</text:p>
          </table:table-cell>
          <table:table-cell office:value-type="string">
            <text:p>C.~Galbiati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office:value-type="string">
            <text:p>\affiliation</text:p>
          </table:table-cell>
          <table:table-cell office:value-type="string">
            <text:p>\MIINF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C.~Giganti</text:p>
          </table:table-cell>
          <table:table-cell office:value-type="string">
            <text:p>\affiliation</text:p>
          </table:table-cell>
          <table:table-cell office:value-type="string">
            <text:p>\LPNH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A.~Goretti</text:p>
          </table:table-cell>
          <table:table-cell/>
          <table:table-cell office:value-type="string">
            <text:p>\author</text:p>
          </table:table-cell>
          <table:table-cell office:value-type="string">
            <text:p>A.~M.~Goretti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F.~Granato</text:p>
          </table:table-cell>
          <table:table-cell office:value-type="string">
            <text:p>\affiliation</text:p>
          </table:table-cell>
          <table:table-cell office:value-type="string">
            <text:p>\NAUni</text:p>
          </table:table-cell>
          <table:table-cell office:value-type="string">
            <text:p>\affiliation</text:p>
          </table:table-cell>
          <table:table-cell office:value-type="string">
            <text:p>\Temp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chicago]</text:p>
          </table:table-cell>
          <table:table-cell office:value-type="string">
            <text:p>L.~Grandi</text:p>
          </table:table-cell>
          <table:table-cell/>
          <table:table-cell office:value-type="string">
            <text:p>\author</text:p>
          </table:table-cell>
          <table:table-cell office:value-type="string">
            <text:p>L.~Grandi</text:p>
          </table:table-cell>
          <table:table-cell office:value-type="string">
            <text:p>\affiliation</text:p>
          </table:table-cell>
          <table:table-cell office:value-type="string">
            <text:p>\Chicag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msu]</text:p>
          </table:table-cell>
          <table:table-cell office:value-type="string">
            <text:p>M.~Gromov</text:p>
          </table:table-cell>
          <table:table-cell/>
          <table:table-cell office:value-type="string">
            <text:p>\author</text:p>
          </table:table-cell>
          <table:table-cell office:value-type="string">
            <text:p>M.~Gromov</text:p>
          </table:table-cell>
          <table:table-cell office:value-type="string">
            <text:p>\affiliation</text:p>
          </table:table-cell>
          <table:table-cell office:value-type="string">
            <text:p>\MSU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ihep]</text:p>
          </table:table-cell>
          <table:table-cell office:value-type="string">
            <text:p>M.Y.~Guan</text:p>
          </table:table-cell>
          <table:table-cell/>
          <table:table-cell office:value-type="string">
            <text:p>\author</text:p>
          </table:table-cell>
          <table:table-cell office:value-type="string">
            <text:p>M.~Guan</text:p>
          </table:table-cell>
          <table:table-cell office:value-type="string">
            <text:p>\affiliation</text:p>
          </table:table-cell>
          <table:table-cell office:value-type="string">
            <text:p>\IHE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fnal]</text:p>
          </table:table-cell>
          <table:table-cell office:value-type="string">
            <text:p>Y.~Guardincerri</text:p>
          </table:table-cell>
          <table:table-cell/>
          <table:table-cell office:value-type="string">
            <text:p>\author</text:p>
          </table:table-cell>
          <table:table-cell office:value-type="string">
            <text:p>Y.~Guardincerri</text:p>
          </table:table-cell>
          <table:table-cell office:value-type="string">
            <text:p>\affiliation</text:p>
          </table:table-cell>
          <table:table-cell office:value-type="string">
            <text:p>\FNAL</text:p>
          </table:table-cell>
          <table:table-cell office:value-type="string">
            <text:p>\affiliation</text:p>
          </table:table-cell>
          <table:table-cell office:value-type="string">
            <text:p>\Chicag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hawaii]</text:p>
          </table:table-cell>
          <table:table-cell office:value-type="string">
            <text:p>B.~Hackett</text:p>
          </table:table-cell>
          <table:table-cell/>
          <table:table-cell office:value-type="string">
            <text:p>\author</text:p>
          </table:table-cell>
          <table:table-cell office:value-type="string">
            <text:p>B.~R.~Hackett</text:p>
          </table:table-cell>
          <table:table-cell office:value-type="string">
            <text:p>\affiliation</text:p>
          </table:table-cell>
          <table:table-cell office:value-type="string">
            <text:p>\Hawai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fnal]</text:p>
          </table:table-cell>
          <table:table-cell office:value-type="string">
            <text:p>K.~Herner</text:p>
          </table:table-cell>
          <table:table-cell/>
          <table:table-cell office:value-type="string">
            <text:p>\author</text:p>
          </table:table-cell>
          <table:table-cell office:value-type="string">
            <text:p>K.~Herner</text:p>
          </table:table-cell>
          <table:table-cell office:value-type="string">
            <text:p>\affiliation</text:p>
          </table:table-cell>
          <table:table-cell office:value-type="string">
            <text:p>\FNA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houston]</text:p>
          </table:table-cell>
          <table:table-cell office:value-type="string">
            <text:p>E.V.~Hungerford</text:p>
          </table:table-cell>
          <table:table-cell/>
          <table:table-cell office:value-type="string">
            <text:p>\author</text:p>
          </table:table-cell>
          <table:table-cell office:value-type="string">
            <text:p>E.~V.~Hungerford</text:p>
          </table:table-cell>
          <table:table-cell office:value-type="string">
            <text:p>\affiliation</text:p>
          </table:table-cell>
          <table:table-cell office:value-type="string">
            <text:p>\Houst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lngs]</text:p>
          </table:table-cell>
          <table:table-cell office:value-type="string">
            <text:p>Al.~Ianni</text:p>
          </table:table-cell>
          <table:table-cell/>
          <table:table-cell office:value-type="string">
            <text:p>\author</text:p>
          </table:table-cell>
          <table:table-cell office:value-type="string">
            <text:p>Al.~Ianni</text:p>
          </table:table-cell>
          <table:table-cell office:value-type="string">
            <text:p>\affiliation</text:p>
          </table:table-cell>
          <table:table-cell office:value-type="string">
            <text:p>\LSC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An.~Ianni</text:p>
          </table:table-cell>
          <table:table-cell/>
          <table:table-cell office:value-type="string">
            <text:p>\author</text:p>
          </table:table-cell>
          <table:table-cell office:value-type="string">
            <text:p>An.~Ianni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I.~James</text:p>
          </table:table-cell>
          <table:table-cell office:value-type="string">
            <text:p>\affiliation</text:p>
          </table:table-cell>
          <table:table-cell office:value-type="string">
            <text:p>\RMTreINFN</text:p>
          </table:table-cell>
          <table:table-cell office:value-type="string">
            <text:p>\affiliation</text:p>
          </table:table-cell>
          <table:table-cell office:value-type="string">
            <text:p>\RMTreUn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strasbourg]</text:p>
          </table:table-cell>
          <table:table-cell office:value-type="string">
            <text:p>C.~Jollet</text:p>
          </table:table-cell>
          <table:table-cell/>
          <table:table-cell office:value-type="string">
            <text:p>\author</text:p>
          </table:table-cell>
          <table:table-cell office:value-type="string">
            <text:p>C.~Jollet</text:p>
          </table:table-cell>
          <table:table-cell office:value-type="string">
            <text:p>\affiliation</text:p>
          </table:table-cell>
          <table:table-cell office:value-type="string">
            <text:p>\IPH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bhsu]</text:p>
          </table:table-cell>
          <table:table-cell office:value-type="string">
            <text:p>K.~Keeter</text:p>
          </table:table-cell>
          <table:table-cell/>
          <table:table-cell office:value-type="string">
            <text:p>\author</text:p>
          </table:table-cell>
          <table:table-cell office:value-type="string">
            <text:p>K.~Keeter</text:p>
          </table:table-cell>
          <table:table-cell office:value-type="string">
            <text:p>\affiliation</text:p>
          </table:table-cell>
          <table:table-cell office:value-type="string">
            <text:p>\BHSU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fnal]</text:p>
          </table:table-cell>
          <table:table-cell office:value-type="string">
            <text:p>C.~Kendziora</text:p>
          </table:table-cell>
          <table:table-cell/>
          <table:table-cell office:value-type="string">
            <text:p>\author</text:p>
          </table:table-cell>
          <table:table-cell office:value-type="string">
            <text:p>C.~L.~Kendziora</text:p>
          </table:table-cell>
          <table:table-cell office:value-type="string">
            <text:p>\affiliation</text:p>
          </table:table-cell>
          <table:table-cell office:value-type="string">
            <text:p>\FNA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vt]</text:p>
          </table:table-cell>
          <table:table-cell office:value-type="string">
            <text:p>S.~Kidner\fnref</text:p>
          </table:table-cell>
          <table:table-cell office:value-type="string">
            <text:p>kidnernot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\author[kiev]</text:p>
          </table:table-cell>
          <table:table-cell office:value-type="string">
            <text:p>V.~Kobychev</text:p>
          </table:table-cell>
          <table:table-cell/>
          <table:table-cell office:value-type="string">
            <text:p>\author</text:p>
          </table:table-cell>
          <table:table-cell office:value-type="string">
            <text:p>V.~Kobychev</text:p>
          </table:table-cell>
          <table:table-cell office:value-type="string">
            <text:p>\affiliation</text:p>
          </table:table-cell>
          <table:table-cell office:value-type="string">
            <text:p>\Kie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G.~Koh</text:p>
          </table:table-cell>
          <table:table-cell/>
          <table:table-cell office:value-type="string">
            <text:p>\author</text:p>
          </table:table-cell>
          <table:table-cell office:value-type="string">
            <text:p>G.~Koh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dubna]</text:p>
          </table:table-cell>
          <table:table-cell office:value-type="string">
            <text:p>D.~Korablev</text:p>
          </table:table-cell>
          <table:table-cell/>
          <table:table-cell office:value-type="string">
            <text:p>\author</text:p>
          </table:table-cell>
          <table:table-cell office:value-type="string">
            <text:p>D.~Korablev</text:p>
          </table:table-cell>
          <table:table-cell office:value-type="string">
            <text:p>\affiliation</text:p>
          </table:table-cell>
          <table:table-cell office:value-type="string">
            <text:p>\Dubn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houston]</text:p>
          </table:table-cell>
          <table:table-cell office:value-type="string">
            <text:p>G.~Korga</text:p>
          </table:table-cell>
          <table:table-cell/>
          <table:table-cell office:value-type="string">
            <text:p>\author</text:p>
          </table:table-cell>
          <table:table-cell office:value-type="string">
            <text:p>G.~Korga</text:p>
          </table:table-cell>
          <table:table-cell office:value-type="string">
            <text:p>\affiliation</text:p>
          </table:table-cell>
          <table:table-cell office:value-type="string">
            <text:p>\Houston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A.~Kubankin</text:p>
          </table:table-cell>
          <table:table-cell office:value-type="string">
            <text:p>\affiliation</text:p>
          </table:table-cell>
          <table:table-cell office:value-type="string">
            <text:p>\Belgoro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umass]</text:p>
          </table:table-cell>
          <table:table-cell office:value-type="string">
            <text:p>A.~Kurlej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\author[ihep]</text:p>
          </table:table-cell>
          <table:table-cell office:value-type="string">
            <text:p>P.X.~Li</text:p>
          </table:table-cell>
          <table:table-cell/>
          <table:table-cell office:value-type="string">
            <text:p>\author</text:p>
          </table:table-cell>
          <table:table-cell office:value-type="string">
            <text:p>X.~Li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M.~Lissia</text:p>
          </table:table-cell>
          <table:table-cell office:value-type="string">
            <text:p>\affiliation</text:p>
          </table:table-cell>
          <table:table-cell office:value-type="string">
            <text:p>\CAINF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B.~Loer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\author[mi]</text:p>
          </table:table-cell>
          <table:table-cell office:value-type="string">
            <text:p>P.~Lombardi</text:p>
          </table:table-cell>
          <table:table-cell office:value-type="string">
            <text:p>cor1</text:p>
          </table:table-cell>
          <table:table-cell office:value-type="string">
            <text:p>\author</text:p>
          </table:table-cell>
          <table:table-cell office:value-type="string">
            <text:p>P.~Lombardi</text:p>
          </table:table-cell>
          <table:table-cell office:value-type="string">
            <text:p>\affiliation</text:p>
          </table:table-cell>
          <table:table-cell office:value-type="string">
            <text:p>\MIINFN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\author[temple]</text:p>
          </table:table-cell>
          <table:table-cell office:value-type="string">
            <text:p>C.~Lov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\author[mi]</text:p>
          </table:table-cell>
          <table:table-cell office:value-type="string">
            <text:p>L.~Ludhova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\author[slac]</text:p>
          </table:table-cell>
          <table:table-cell office:value-type="string">
            <text:p>S.~Luitz</text:p>
          </table:table-cell>
          <table:table-cell/>
          <table:table-cell office:value-type="string">
            <text:p>\author</text:p>
          </table:table-cell>
          <table:table-cell office:value-type="string">
            <text:p>S.~Luitz</text:p>
          </table:table-cell>
          <table:table-cell office:value-type="string">
            <text:p>\affiliation</text:p>
          </table:table-cell>
          <table:table-cell office:value-type="string">
            <text:p>\SLA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ihep]</text:p>
          </table:table-cell>
          <table:table-cell office:value-type="string">
            <text:p>Y.Q.~Ma</text:p>
          </table:table-cell>
          <table:table-cell/>
          <table:table-cell office:value-type="string">
            <text:p>\author</text:p>
          </table:table-cell>
          <table:table-cell office:value-type="string">
            <text:p>Y.~Ma</text:p>
          </table:table-cell>
          <table:table-cell office:value-type="string">
            <text:p>\affiliation</text:p>
          </table:table-cell>
          <table:table-cell office:value-type="string">
            <text:p>\IHE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kurchatov,mephi]</text:p>
          </table:table-cell>
          <table:table-cell office:value-type="string">
            <text:p>I.~Machulin</text:p>
          </table:table-cell>
          <table:table-cell/>
          <table:table-cell office:value-type="string">
            <text:p>\author</text:p>
          </table:table-cell>
          <table:table-cell office:value-type="string">
            <text:p>I.~N.~Machulin</text:p>
          </table:table-cell>
          <table:table-cell office:value-type="string">
            <text:p>\affiliation</text:p>
          </table:table-cell>
          <table:table-cell office:value-type="string">
            <text:p>\Kurchatov</text:p>
          </table:table-cell>
          <table:table-cell office:value-type="string">
            <text:p>\affiliation</text:p>
          </table:table-cell>
          <table:table-cell office:value-type="string">
            <text:p>\MEPh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gssi]</text:p>
          </table:table-cell>
          <table:table-cell office:value-type="string">
            <text:p>A.~Mandarano</text:p>
          </table:table-cell>
          <table:table-cell/>
          <table:table-cell office:value-type="string">
            <text:p>\author</text:p>
          </table:table-cell>
          <table:table-cell office:value-type="string">
            <text:p>A.~Mandarano</text:p>
          </table:table-cell>
          <table:table-cell office:value-type="string">
            <text:p>\affiliation</text:p>
          </table:table-cell>
          <table:table-cell office:value-type="string">
            <text:p>\AQGSSI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roma]</text:p>
          </table:table-cell>
          <table:table-cell office:value-type="string">
            <text:p>S.~Mari</text:p>
          </table:table-cell>
          <table:table-cell/>
          <table:table-cell office:value-type="string">
            <text:p>\author</text:p>
          </table:table-cell>
          <table:table-cell office:value-type="string">
            <text:p>S.~M.~Mari</text:p>
          </table:table-cell>
          <table:table-cell office:value-type="string">
            <text:p>\affiliation</text:p>
          </table:table-cell>
          <table:table-cell office:value-type="string">
            <text:p>\RMTreINFN</text:p>
          </table:table-cell>
          <table:table-cell office:value-type="string">
            <text:p>\affiliation</text:p>
          </table:table-cell>
          <table:table-cell office:value-type="string">
            <text:p>\RMTreUn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hawaii]</text:p>
          </table:table-cell>
          <table:table-cell office:value-type="string">
            <text:p>J.~Maricic</text:p>
          </table:table-cell>
          <table:table-cell/>
          <table:table-cell office:value-type="string">
            <text:p>\author</text:p>
          </table:table-cell>
          <table:table-cell office:value-type="string">
            <text:p>J.~Maricic</text:p>
          </table:table-cell>
          <table:table-cell office:value-type="string">
            <text:p>\affiliation</text:p>
          </table:table-cell>
          <table:table-cell office:value-type="string">
            <text:p>\Hawai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roma]</text:p>
          </table:table-cell>
          <table:table-cell office:value-type="string">
            <text:p>L.~Marini</text:p>
          </table:table-cell>
          <table:table-cell/>
          <table:table-cell office:value-type="string">
            <text:p>\author</text:p>
          </table:table-cell>
          <table:table-cell office:value-type="string">
            <text:p>L.~Marini</text:p>
          </table:table-cell>
          <table:table-cell office:value-type="string">
            <text:p>\affiliation</text:p>
          </table:table-cell>
          <table:table-cell office:value-type="string">
            <text:p>\GEUni</text:p>
          </table:table-cell>
          <table:table-cell office:value-type="string">
            <text:p>\affiliation</text:p>
          </table:table-cell>
          <table:table-cell office:value-type="string">
            <text:p>\GEINF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temple]</text:p>
          </table:table-cell>
          <table:table-cell office:value-type="string">
            <text:p>C.J.~Martoff</text:p>
          </table:table-cell>
          <table:table-cell/>
          <table:table-cell office:value-type="string">
            <text:p>\author</text:p>
          </table:table-cell>
          <table:table-cell office:value-type="string">
            <text:p>C.~J.~Martoff</text:p>
          </table:table-cell>
          <table:table-cell office:value-type="string">
            <text:p>\email</text:p>
          </table:table-cell>
          <table:table-cell office:value-type="string">
            <text:p>jeff.martoff@temple.edu</text:p>
          </table:table-cell>
          <table:table-cell office:value-type="string">
            <text:p>\affiliation</text:p>
          </table:table-cell>
          <table:table-cell office:value-type="string">
            <text:p>\Temp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strasbourg]</text:p>
          </table:table-cell>
          <table:table-cell office:value-type="string">
            <text:p>A.~Meregaglia</text:p>
          </table:table-cell>
          <table:table-cell/>
          <table:table-cell office:value-type="string">
            <text:p>\author</text:p>
          </table:table-cell>
          <table:table-cell office:value-type="string">
            <text:p>A.~Meregaglia</text:p>
          </table:table-cell>
          <table:table-cell office:value-type="string">
            <text:p>\affiliation</text:p>
          </table:table-cell>
          <table:table-cell office:value-type="string">
            <text:p>\IPH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mi]</text:p>
          </table:table-cell>
          <table:table-cell office:value-type="string">
            <text:p>E.~Meron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P.D.~Meyers\corref</text:p>
          </table:table-cell>
          <table:table-cell/>
          <table:table-cell office:value-type="string">
            <text:p>\author</text:p>
          </table:table-cell>
          <table:table-cell office:value-type="string">
            <text:p>P.~D.~Meyers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ead</text:p>
          </table:table-cell>
          <table:table-cell office:value-type="string">
            <text:p>meyers@princeton.edu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T.~Miletic</text:p>
          </table:table-cell>
          <table:table-cell office:value-type="string">
            <text:p>\affiliation</text:p>
          </table:table-cell>
          <table:table-cell office:value-type="string">
            <text:p>\Temp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hawaii]</text:p>
          </table:table-cell>
          <table:table-cell office:value-type="string">
            <text:p>R.~Milincic</text:p>
          </table:table-cell>
          <table:table-cell/>
          <table:table-cell office:value-type="string">
            <text:p>\author</text:p>
          </table:table-cell>
          <table:table-cell office:value-type="string">
            <text:p>R.~Milincic</text:p>
          </table:table-cell>
          <table:table-cell office:value-type="string">
            <text:p>\affiliation</text:p>
          </table:table-cell>
          <table:table-cell office:value-type="string">
            <text:p>\Hawai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fnal]</text:p>
          </table:table-cell>
          <table:table-cell office:value-type="string">
            <text:p>D.~Montanari</text:p>
          </table:table-cell>
          <table:table-cell/>
          <table:table-cell office:value-type="string">
            <text:p>\author</text:p>
          </table:table-cell>
          <table:table-cell office:value-type="string">
            <text:p>D.~Montanari</text:p>
          </table:table-cell>
          <table:table-cell office:value-type="string">
            <text:p>\affiliation</text:p>
          </table:table-cell>
          <table:table-cell office:value-type="string">
            <text:p>\FNA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umass]</text:p>
          </table:table-cell>
          <table:table-cell office:value-type="string">
            <text:p>A.~Monte</text:p>
          </table:table-cell>
          <table:table-cell/>
          <table:table-cell office:value-type="string">
            <text:p>\author</text:p>
          </table:table-cell>
          <table:table-cell office:value-type="string">
            <text:p>A.~Monte</text:p>
          </table:table-cell>
          <table:table-cell office:value-type="string">
            <text:p>\affiliation</text:p>
          </table:table-cell>
          <table:table-cell office:value-type="string">
            <text:p>\UMas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lngs]</text:p>
          </table:table-cell>
          <table:table-cell office:value-type="string">
            <text:p>M.~Montuschi</text:p>
          </table:table-cell>
          <table:table-cell/>
          <table:table-cell office:value-type="string">
            <text:p>\author</text:p>
          </table:table-cell>
          <table:table-cell office:value-type="string">
            <text:p>M.~Montuschi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slac]</text:p>
          </table:table-cell>
          <table:table-cell office:value-type="string">
            <text:p>M.E.~Monzani</text:p>
          </table:table-cell>
          <table:table-cell/>
          <table:table-cell office:value-type="string">
            <text:p>\author</text:p>
          </table:table-cell>
          <table:table-cell office:value-type="string">
            <text:p>M.~Monzani</text:p>
          </table:table-cell>
          <table:table-cell office:value-type="string">
            <text:p>\affiliation</text:p>
          </table:table-cell>
          <table:table-cell office:value-type="string">
            <text:p>\SLA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P.~Mosteiro</text:p>
          </table:table-cell>
          <table:table-cell/>
          <table:table-cell office:value-type="string">
            <text:p>\author</text:p>
          </table:table-cell>
          <table:table-cell office:value-type="string">
            <text:p>P.~Mosteiro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bhsu]</text:p>
          </table:table-cell>
          <table:table-cell office:value-type="string">
            <text:p>B.~Mount</text:p>
          </table:table-cell>
          <table:table-cell/>
          <table:table-cell office:value-type="string">
            <text:p>\author</text:p>
          </table:table-cell>
          <table:table-cell office:value-type="string">
            <text:p>B.~J.~Mount</text:p>
          </table:table-cell>
          <table:table-cell office:value-type="string">
            <text:p>\affiliation</text:p>
          </table:table-cell>
          <table:table-cell office:value-type="string">
            <text:p>\BHSU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etersburg]</text:p>
          </table:table-cell>
          <table:table-cell office:value-type="string">
            <text:p>V.~Muratova</text:p>
          </table:table-cell>
          <table:table-cell/>
          <table:table-cell office:value-type="string">
            <text:p>\author</text:p>
          </table:table-cell>
          <table:table-cell office:value-type="string">
            <text:p>V.~N.~Muratova</text:p>
          </table:table-cell>
          <table:table-cell office:value-type="string">
            <text:p>\affiliation</text:p>
          </table:table-cell>
          <table:table-cell office:value-type="string">
            <text:p>\Petersbur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genoa]</text:p>
          </table:table-cell>
          <table:table-cell office:value-type="string">
            <text:p>P.~Musico</text:p>
          </table:table-cell>
          <table:table-cell/>
          <table:table-cell office:value-type="string">
            <text:p>\author</text:p>
          </table:table-cell>
          <table:table-cell office:value-type="string">
            <text:p>P.~Musico</text:p>
          </table:table-cell>
          <table:table-cell office:value-type="string">
            <text:p>\affiliation</text:p>
          </table:table-cell>
          <table:table-cell office:value-type="string">
            <text:p>\GEINF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J.~Napolitano</text:p>
          </table:table-cell>
          <table:table-cell office:value-type="string">
            <text:p>\affiliation</text:p>
          </table:table-cell>
          <table:table-cell office:value-type="string">
            <text:p>\Temp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A.~Nelson</text:p>
          </table:table-cell>
          <table:table-cell/>
          <table:table-cell office:value-type="string">
            <text:p>\author</text:p>
          </table:table-cell>
          <table:table-cell office:value-type="string">
            <text:p>A.~Nelson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lngs]</text:p>
          </table:table-cell>
          <table:table-cell office:value-type="string">
            <text:p>S.~Odrowski</text:p>
          </table:table-cell>
          <table:table-cell/>
          <table:table-cell office:value-type="string">
            <text:p>\author</text:p>
          </table:table-cell>
          <table:table-cell office:value-type="string">
            <text:p>S.~Odrowski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M.~Okounkova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\author[lngs]</text:p>
          </table:table-cell>
          <table:table-cell office:value-type="string">
            <text:p>M.~Orsini</text:p>
          </table:table-cell>
          <table:table-cell/>
          <table:table-cell office:value-type="string">
            <text:p>\author</text:p>
          </table:table-cell>
          <table:table-cell office:value-type="string">
            <text:p>M.~Orsini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rg]</text:p>
          </table:table-cell>
          <table:table-cell office:value-type="string">
            <text:p>F.~Ortica</text:p>
          </table:table-cell>
          <table:table-cell/>
          <table:table-cell office:value-type="string">
            <text:p>\author</text:p>
          </table:table-cell>
          <table:table-cell office:value-type="string">
            <text:p>F.~Ortica</text:p>
          </table:table-cell>
          <table:table-cell office:value-type="string">
            <text:p>\affiliation</text:p>
          </table:table-cell>
          <table:table-cell office:value-type="string">
            <text:p>\PGUni</text:p>
          </table:table-cell>
          <table:table-cell office:value-type="string">
            <text:p>\affiliation</text:p>
          </table:table-cell>
          <table:table-cell office:value-type="string">
            <text:p>\PGINF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genoa]</text:p>
          </table:table-cell>
          <table:table-cell office:value-type="string">
            <text:p>L.~Pagani</text:p>
          </table:table-cell>
          <table:table-cell/>
          <table:table-cell office:value-type="string">
            <text:p>\author</text:p>
          </table:table-cell>
          <table:table-cell office:value-type="string">
            <text:p>L.~Pagani</text:p>
          </table:table-cell>
          <table:table-cell office:value-type="string">
            <text:p>\affiliation</text:p>
          </table:table-cell>
          <table:table-cell office:value-type="string">
            <text:p>\GEUni</text:p>
          </table:table-cell>
          <table:table-cell office:value-type="string">
            <text:p>\affiliation</text:p>
          </table:table-cell>
          <table:table-cell office:value-type="string">
            <text:p>\GEINF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genoa]</text:p>
          </table:table-cell>
          <table:table-cell office:value-type="string">
            <text:p>M.~Pallavicini</text:p>
          </table:table-cell>
          <table:table-cell/>
          <table:table-cell office:value-type="string">
            <text:p>\author</text:p>
          </table:table-cell>
          <table:table-cell office:value-type="string">
            <text:p>M.~Pallavicini</text:p>
          </table:table-cell>
          <table:table-cell office:value-type="string">
            <text:p>\affiliation</text:p>
          </table:table-cell>
          <table:table-cell office:value-type="string">
            <text:p>\GEUni</text:p>
          </table:table-cell>
          <table:table-cell office:value-type="string">
            <text:p>\affiliation</text:p>
          </table:table-cell>
          <table:table-cell office:value-type="string">
            <text:p>\GEINF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ucla,ucd]</text:p>
          </table:table-cell>
          <table:table-cell office:value-type="string">
            <text:p>E.~Pantic</text:p>
          </table:table-cell>
          <table:table-cell/>
          <table:table-cell office:value-type="string">
            <text:p>\author</text:p>
          </table:table-cell>
          <table:table-cell office:value-type="string">
            <text:p>E.~Pantic</text:p>
          </table:table-cell>
          <table:table-cell office:value-type="string">
            <text:p>\email</text:p>
          </table:table-cell>
          <table:table-cell office:value-type="string">
            <text:p>pantic@ucdavis.edu</text:p>
          </table:table-cell>
          <table:table-cell office:value-type="string">
            <text:p>\affiliation</text:p>
          </table:table-cell>
          <table:table-cell office:value-type="string">
            <text:p>\Davi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vt]</text:p>
          </table:table-cell>
          <table:table-cell office:value-type="string">
            <text:p>L.~Pap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\author[mi]</text:p>
          </table:table-cell>
          <table:table-cell office:value-type="string">
            <text:p>S.~Parmeggiano</text:p>
          </table:table-cell>
          <table:table-cell/>
          <table:table-cell office:value-type="string">
            <text:p>\author</text:p>
          </table:table-cell>
          <table:table-cell office:value-type="string">
            <text:p>S.~Parmeggiano</text:p>
          </table:table-cell>
          <table:table-cell office:value-type="string">
            <text:p>\affiliation</text:p>
          </table:table-cell>
          <table:table-cell office:value-type="string">
            <text:p>\MIINF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R.~Parsell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\author[jagiellonian]</text:p>
          </table:table-cell>
          <table:table-cell office:value-type="string">
            <text:p>K.~Pelczar</text:p>
          </table:table-cell>
          <table:table-cell/>
          <table:table-cell office:value-type="string">
            <text:p>\author</text:p>
          </table:table-cell>
          <table:table-cell office:value-type="string">
            <text:p>K.~Pelczar</text:p>
          </table:table-cell>
          <table:table-cell office:value-type="string">
            <text:p>\affiliation</text:p>
          </table:table-cell>
          <table:table-cell office:value-type="string">
            <text:p>\Krako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rg]</text:p>
          </table:table-cell>
          <table:table-cell office:value-type="string">
            <text:p>N.~Pelliccia</text:p>
          </table:table-cell>
          <table:table-cell/>
          <table:table-cell office:value-type="string">
            <text:p>\author</text:p>
          </table:table-cell>
          <table:table-cell office:value-type="string">
            <text:p>N.~Pelliccia</text:p>
          </table:table-cell>
          <table:table-cell office:value-type="string">
            <text:p>\affiliation</text:p>
          </table:table-cell>
          <table:table-cell office:value-type="string">
            <text:p>\PGUni</text:p>
          </table:table-cell>
          <table:table-cell office:value-type="string">
            <text:p>\affiliation</text:p>
          </table:table-cell>
          <table:table-cell office:value-type="string">
            <text:p>\PGINF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apc]</text:p>
          </table:table-cell>
          <table:table-cell office:value-type="string">
            <text:p>S.~Perasso</text:p>
          </table:table-cell>
          <table:table-cell/>
          <table:table-cell office:value-type="string">
            <text:p>\author</text:p>
          </table:table-cell>
          <table:table-cell office:value-type="string">
            <text:p>S.~Perasso</text:p>
          </table:table-cell>
          <table:table-cell office:value-type="string">
            <text:p>\affiliation</text:p>
          </table:table-cell>
          <table:table-cell office:value-type="string">
            <text:p>\AP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umass]</text:p>
          </table:table-cell>
          <table:table-cell office:value-type="string">
            <text:p>A.~Pocar</text:p>
          </table:table-cell>
          <table:table-cell/>
          <table:table-cell office:value-type="string">
            <text:p>\author</text:p>
          </table:table-cell>
          <table:table-cell office:value-type="string">
            <text:p>A.~Pocar</text:p>
          </table:table-cell>
          <table:table-cell office:value-type="string">
            <text:p>\affiliation</text:p>
          </table:table-cell>
          <table:table-cell office:value-type="string">
            <text:p>\UMass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fnal]</text:p>
          </table:table-cell>
          <table:table-cell office:value-type="string">
            <text:p>S.~Pordes</text:p>
          </table:table-cell>
          <table:table-cell/>
          <table:table-cell office:value-type="string">
            <text:p>\author</text:p>
          </table:table-cell>
          <table:table-cell office:value-type="string">
            <text:p>S.~Pordes</text:p>
          </table:table-cell>
          <table:table-cell office:value-type="string">
            <text:p>\affiliation</text:p>
          </table:table-cell>
          <table:table-cell office:value-type="string">
            <text:p>\FNA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kurchatov]</text:p>
          </table:table-cell>
          <table:table-cell office:value-type="string">
            <text:p>D. Pugachev</text:p>
          </table:table-cell>
          <table:table-cell/>
          <table:table-cell office:value-type="string">
            <text:p>\author</text:p>
          </table:table-cell>
          <table:table-cell office:value-type="string">
            <text:p>D.~A.~Pugachev</text:p>
          </table:table-cell>
          <table:table-cell office:value-type="string">
            <text:p>\affiliation</text:p>
          </table:table-cell>
          <table:table-cell office:value-type="string">
            <text:p>\Kurchatov</text:p>
          </table:table-cell>
          <table:table-cell office:value-type="string">
            <text:p>\affiliation</text:p>
          </table:table-cell>
          <table:table-cell office:value-type="string">
            <text:p>\MEPh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H.~Qian</text:p>
          </table:table-cell>
          <table:table-cell/>
          <table:table-cell office:value-type="string">
            <text:p>\author</text:p>
          </table:table-cell>
          <table:table-cell office:value-type="string">
            <text:p>H.~Qian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umass]</text:p>
          </table:table-cell>
          <table:table-cell office:value-type="string">
            <text:p>K.~Randle</text:p>
          </table:table-cell>
          <table:table-cell/>
          <table:table-cell office:value-type="string">
            <text:p>\author</text:p>
          </table:table-cell>
          <table:table-cell office:value-type="string">
            <text:p>K.~Randle</text:p>
          </table:table-cell>
          <table:table-cell office:value-type="string">
            <text:p>\affiliation</text:p>
          </table:table-cell>
          <table:table-cell office:value-type="string">
            <text:p>\UMas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mi]</text:p>
          </table:table-cell>
          <table:table-cell office:value-type="string">
            <text:p>G.~Ranucci</text:p>
          </table:table-cell>
          <table:table-cell/>
          <table:table-cell office:value-type="string">
            <text:p>\author</text:p>
          </table:table-cell>
          <table:table-cell office:value-type="string">
            <text:p>G.~Ranucci</text:p>
          </table:table-cell>
          <table:table-cell office:value-type="string">
            <text:p>\affiliation</text:p>
          </table:table-cell>
          <table:table-cell office:value-type="string">
            <text:p>\MIINF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lngs]</text:p>
          </table:table-cell>
          <table:table-cell office:value-type="string">
            <text:p>A.~Razeto</text:p>
          </table:table-cell>
          <table:table-cell/>
          <table:table-cell office:value-type="string">
            <text:p>\author</text:p>
          </table:table-cell>
          <table:table-cell office:value-type="string">
            <text:p>A.~Razeto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hawaii]</text:p>
          </table:table-cell>
          <table:table-cell office:value-type="string">
            <text:p>B.~Reinhold</text:p>
          </table:table-cell>
          <table:table-cell/>
          <table:table-cell office:value-type="string">
            <text:p>\author</text:p>
          </table:table-cell>
          <table:table-cell office:value-type="string">
            <text:p>B.~Reinhold</text:p>
          </table:table-cell>
          <table:table-cell office:value-type="string">
            <text:p>\affiliation</text:p>
          </table:table-cell>
          <table:table-cell office:value-type="string">
            <text:p>\Hawai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ucla]</text:p>
          </table:table-cell>
          <table:table-cell office:value-type="string">
            <text:p>A.~Renshaw</text:p>
          </table:table-cell>
          <table:table-cell/>
          <table:table-cell office:value-type="string">
            <text:p>\author</text:p>
          </table:table-cell>
          <table:table-cell office:value-type="string">
            <text:p>A.~L.~Renshaw</text:p>
          </table:table-cell>
          <table:table-cell office:value-type="string">
            <text:p>\affiliation</text:p>
          </table:table-cell>
          <table:table-cell office:value-type="string">
            <text:p>\UCLA</text:p>
          </table:table-cell>
          <table:table-cell office:value-type="string">
            <text:p>\affiliation</text:p>
          </table:table-cell>
          <table:table-cell office:value-type="string">
            <text:p>\Houst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prg]</text:p>
          </table:table-cell>
          <table:table-cell office:value-type="string">
            <text:p>A.~Romani</text:p>
          </table:table-cell>
          <table:table-cell/>
          <table:table-cell office:value-type="string">
            <text:p>\author</text:p>
          </table:table-cell>
          <table:table-cell office:value-type="string">
            <text:p>A.~Romani</text:p>
          </table:table-cell>
          <table:table-cell office:value-type="string">
            <text:p>\affiliation</text:p>
          </table:table-cell>
          <table:table-cell office:value-type="string">
            <text:p>\PGUni</text:p>
          </table:table-cell>
          <table:table-cell office:value-type="string">
            <text:p>\affiliation</text:p>
          </table:table-cell>
          <table:table-cell office:value-type="string">
            <text:p>\PGINF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princeton,na]</text:p>
          </table:table-cell>
          <table:table-cell office:value-type="string">
            <text:p>B.~Rossi</text:p>
          </table:table-cell>
          <table:table-cell/>
          <table:table-cell office:value-type="string">
            <text:p>\author</text:p>
          </table:table-cell>
          <table:table-cell office:value-type="string">
            <text:p>B.~Rossi</text:p>
          </table:table-cell>
          <table:table-cell office:value-type="string">
            <text:p>\affiliation</text:p>
          </table:table-cell>
          <table:table-cell office:value-type="string">
            <text:p>\NAINFN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lngs]</text:p>
          </table:table-cell>
          <table:table-cell office:value-type="string">
            <text:p>N.~Rossi</text:p>
          </table:table-cell>
          <table:table-cell/>
          <table:table-cell office:value-type="string">
            <text:p>\author</text:p>
          </table:table-cell>
          <table:table-cell office:value-type="string">
            <text:p>N.~Rossi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vt]</text:p>
          </table:table-cell>
          <table:table-cell office:value-type="string">
            <text:p>S.D.~Rountree</text:p>
          </table:table-cell>
          <table:table-cell/>
          <table:table-cell office:value-type="string">
            <text:p>\author</text:p>
          </table:table-cell>
          <table:table-cell office:value-type="string">
            <text:p>D.~Rountree</text:p>
          </table:table-cell>
          <table:table-cell office:value-type="string">
            <text:p>\affiliation</text:p>
          </table:table-cell>
          <table:table-cell office:value-type="string">
            <text:p>\VTech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houston]</text:p>
          </table:table-cell>
          <table:table-cell office:value-type="string">
            <text:p>D.~Sablone</text:p>
          </table:table-cell>
          <table:table-cell/>
          <table:table-cell office:value-type="string">
            <text:p>\author</text:p>
          </table:table-cell>
          <table:table-cell office:value-type="string">
            <text:p>D.~Sablone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lngs]</text:p>
          </table:table-cell>
          <table:table-cell office:value-type="string">
            <text:p>P.~Saggese</text:p>
          </table:table-cell>
          <table:table-cell/>
          <table:table-cell office:value-type="string">
            <text:p>\author</text:p>
          </table:table-cell>
          <table:table-cell office:value-type="string">
            <text:p>P.~Saggese</text:p>
          </table:table-cell>
          <table:table-cell office:value-type="string">
            <text:p>\affiliation</text:p>
          </table:table-cell>
          <table:table-cell office:value-type="string">
            <text:p>\MIINF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chicago]</text:p>
          </table:table-cell>
          <table:table-cell office:value-type="string">
            <text:p>R.~Saldanha</text:p>
          </table:table-cell>
          <table:table-cell/>
          <table:table-cell office:value-type="string">
            <text:p>\author</text:p>
          </table:table-cell>
          <table:table-cell office:value-type="string">
            <text:p>R.~Saldanha</text:p>
          </table:table-cell>
          <table:table-cell office:value-type="string">
            <text:p>\affiliation</text:p>
          </table:table-cell>
          <table:table-cell office:value-type="string">
            <text:p>\Chicag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W.~Sands</text:p>
          </table:table-cell>
          <table:table-cell/>
          <table:table-cell office:value-type="string">
            <text:p>\author</text:p>
          </table:table-cell>
          <table:table-cell office:value-type="string">
            <text:p>W.~Sands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3"/>
          <table:table-cell office:value-type="string">
            <text:p>\Kurchatov</text:p>
          </table:table-cell>
        </table:table-row>
        <table:table-row table:style-name="ro1">
          <table:table-cell table:number-columns-repeated="3"/>
          <table:table-cell office:value-type="string">
            <text:p>\author[llnl]</text:p>
          </table:table-cell>
          <table:table-cell office:value-type="string">
            <text:p>S.~Sangiorgio</text:p>
          </table:table-cell>
          <table:table-cell/>
          <table:table-cell office:value-type="string">
            <text:p>\author</text:p>
          </table:table-cell>
          <table:table-cell office:value-type="string">
            <text:p>S.~Sangiorgio</text:p>
          </table:table-cell>
          <table:table-cell office:value-type="string">
            <text:p>\affiliation</text:p>
          </table:table-cell>
          <table:table-cell office:value-type="string">
            <text:p>\LLNL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\author</text:p>
          </table:table-cell>
          <table:table-cell office:value-type="string">
            <text:p>C.~Savarese</text:p>
          </table:table-cell>
          <table:table-cell office:value-type="string">
            <text:p>\affiliation</text:p>
          </table:table-cell>
          <table:table-cell office:value-type="string">
            <text:p>\AQGSSI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lngs]</text:p>
          </table:table-cell>
          <table:table-cell office:value-type="string">
            <text:p>E.~Segreto</text:p>
          </table:table-cell>
          <table:table-cell/>
          <table:table-cell office:value-type="string">
            <text:p>\author</text:p>
          </table:table-cell>
          <table:table-cell office:value-type="string">
            <text:p>E.~Segreto</text:p>
          </table:table-cell>
          <table:table-cell office:value-type="string">
            <text:p>\affiliation</text:p>
          </table:table-cell>
          <table:table-cell office:value-type="string">
            <text:p>\Campinas</text:p>
          </table:table-cell>
          <table:table-cell table:number-columns-repeated="2"/>
          <table:table-cell office:value-type="string">
            <text:p>\affiliatio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\author[petersburg]</text:p>
          </table:table-cell>
          <table:table-cell office:value-type="string">
            <text:p>D.~Semenov</text:p>
          </table:table-cell>
          <table:table-cell/>
          <table:table-cell office:value-type="string">
            <text:p>\author</text:p>
          </table:table-cell>
          <table:table-cell office:value-type="string">
            <text:p>D.~A.~Semenov</text:p>
          </table:table-cell>
          <table:table-cell office:value-type="string">
            <text:p>\affiliation</text:p>
          </table:table-cell>
          <table:table-cell office:value-type="string">
            <text:p>\Petersbur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E.~Shields</text:p>
          </table:table-cell>
          <table:table-cell/>
          <table:table-cell office:value-type="string">
            <text:p>\author</text:p>
          </table:table-cell>
          <table:table-cell office:value-type="string">
            <text:p>E.~Shields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>
            <text:p>\author</text:p>
          </table:table-cell>
          <table:table-cell office:value-type="string">
            <text:p>P.~N.~Singh</text:p>
          </table:table-cell>
          <table:table-cell office:value-type="string">
            <text:p>\affiliation</text:p>
          </table:table-cell>
          <table:table-cell office:value-type="string">
            <text:p>\Houst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kurchatov,mephi]</text:p>
          </table:table-cell>
          <table:table-cell office:value-type="string">
            <text:p>M.~Skorokhvatov</text:p>
          </table:table-cell>
          <table:table-cell/>
          <table:table-cell office:value-type="string">
            <text:p>\author</text:p>
          </table:table-cell>
          <table:table-cell office:value-type="string">
            <text:p>M.~D.~Skorokhvatov</text:p>
          </table:table-cell>
          <table:table-cell office:value-type="string">
            <text:p>\affiliation</text:p>
          </table:table-cell>
          <table:table-cell office:value-type="string">
            <text:p>\Kurchatov</text:p>
          </table:table-cell>
          <table:table-cell office:value-type="string">
            <text:p>\affiliation</text:p>
          </table:table-cell>
          <table:table-cell office:value-type="string">
            <text:p>\MEPh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dubna]</text:p>
          </table:table-cell>
          <table:table-cell office:value-type="string">
            <text:p>O.~Smirnov</text:p>
          </table:table-cell>
          <table:table-cell/>
          <table:table-cell office:value-type="string">
            <text:p>\author</text:p>
          </table:table-cell>
          <table:table-cell office:value-type="string">
            <text:p>O.~Smirnov</text:p>
          </table:table-cell>
          <table:table-cell office:value-type="string">
            <text:p>\affiliation</text:p>
          </table:table-cell>
          <table:table-cell office:value-type="string">
            <text:p>\Dubn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dubna]</text:p>
          </table:table-cell>
          <table:table-cell office:value-type="string">
            <text:p>A.~Sotnikov</text:p>
          </table:table-cell>
          <table:table-cell/>
          <table:table-cell office:value-type="string">
            <text:p>\author</text:p>
          </table:table-cell>
          <table:table-cell office:value-type="string">
            <text:p>A.~Sotnikov</text:p>
          </table:table-cell>
          <table:table-cell office:value-type="string">
            <text:p>\affiliation</text:p>
          </table:table-cell>
          <table:table-cell office:value-type="string">
            <text:p>\Dubn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princeton]</text:p>
          </table:table-cell>
          <table:table-cell office:value-type="string">
            <text:p>C.~Stanford</text:p>
          </table:table-cell>
          <table:table-cell/>
          <table:table-cell office:value-type="string">
            <text:p>\author</text:p>
          </table:table-cell>
          <table:table-cell office:value-type="string">
            <text:p>C.~Stanford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author[ucla]</text:p>
          </table:table-cell>
          <table:table-cell office:value-type="string">
            <text:p>Y.~Suvorov</text:p>
          </table:table-cell>
          <table:table-cell/>
          <table:table-cell office:value-type="string">
            <text:p>\author</text:p>
          </table:table-cell>
          <table:table-cell office:value-type="string">
            <text:p>Y.~Suvorov</text:p>
          </table:table-cell>
          <table:table-cell office:value-type="string">
            <text:p>\affiliation</text:p>
          </table:table-cell>
          <table:table-cell office:value-type="string">
            <text:p>\UCLA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author[lngs]</text:p>
          </table:table-cell>
          <table:table-cell office:value-type="string">
            <text:p>R.~Tartaglia</text:p>
          </table:table-cell>
          <table:table-cell/>
          <table:table-cell office:value-type="string">
            <text:p>\author</text:p>
          </table:table-cell>
          <table:table-cell office:value-type="string">
            <text:p>R.~Tartaglia</text:p>
          </table:table-cell>
          <table:table-cell office:value-type="string">
            <text:p>\affiliation</text:p>
          </table:table-cell>
          <table:table-cell office:value-type="string">
            <text:p>\AQLNGS</text:p>
          </table:table-cell>
          <table:table-cell table:number-columns-repeated="3"/>
          <table:table-cell office:value-type="string">
            <text:p>\UCAS</text:p>
          </table:table-cell>
        </table:table-row>
        <table:table-row table:style-name="ro1">
          <table:table-cell table:number-columns-repeated="3"/>
          <table:table-cell office:value-type="string">
            <text:p>\author[temple]</text:p>
          </table:table-cell>
          <table:table-cell office:value-type="string">
            <text:p>J.~Tatarowicz</text:p>
          </table:table-cell>
          <table:table-cell/>
          <table:table-cell office:value-type="string">
            <text:p>\author</text:p>
          </table:table-cell>
          <table:table-cell office:value-type="string">
            <text:p>J.~Tatarowicz</text:p>
          </table:table-cell>
          <table:table-cell office:value-type="string">
            <text:p>\affiliation</text:p>
          </table:table-cell>
          <table:table-cell office:value-type="string">
            <text:p>\Temple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office:value-type="string">
            <text:p>\author[genoa]</text:p>
          </table:table-cell>
          <table:table-cell office:value-type="string">
            <text:p>G.~Testera</text:p>
          </table:table-cell>
          <table:table-cell/>
          <table:table-cell office:value-type="string">
            <text:p>\author</text:p>
          </table:table-cell>
          <table:table-cell office:value-type="string">
            <text:p>G.~Testera</text:p>
          </table:table-cell>
          <table:table-cell office:value-type="string">
            <text:p>\affiliation</text:p>
          </table:table-cell>
          <table:table-cell office:value-type="string">
            <text:p>\GEINFN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apc]</text:p>
          </table:table-cell>
          <table:table-cell office:value-type="string">
            <text:p>A.~Tonazzo</text:p>
          </table:table-cell>
          <table:table-cell/>
          <table:table-cell office:value-type="string">
            <text:p>\author</text:p>
          </table:table-cell>
          <table:table-cell office:value-type="string">
            <text:p>A.~Tonazzo</text:p>
          </table:table-cell>
          <table:table-cell office:value-type="string">
            <text:p>\affiliation</text:p>
          </table:table-cell>
          <table:table-cell office:value-type="string">
            <text:p>\APC</text:p>
          </table:table-cell>
          <table:table-cell table:number-columns-repeated="2"/>
          <table:table-cell office:value-type="string">
            <text:p>\affiliation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>
            <text:p>\author</text:p>
          </table:table-cell>
          <table:table-cell office:value-type="string">
            <text:p>P.~Trinchese</text:p>
          </table:table-cell>
          <table:table-cell office:value-type="string">
            <text:p>\affiliation</text:p>
          </table:table-cell>
          <table:table-cell office:value-type="string">
            <text:p>\NAUni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petersburg]</text:p>
          </table:table-cell>
          <table:table-cell office:value-type="string">
            <text:p>E.~Unzhakov</text:p>
          </table:table-cell>
          <table:table-cell/>
          <table:table-cell office:value-type="string">
            <text:p>\author</text:p>
          </table:table-cell>
          <table:table-cell office:value-type="string">
            <text:p>E.~V.~Unzhakov</text:p>
          </table:table-cell>
          <table:table-cell office:value-type="string">
            <text:p>\affiliation</text:p>
          </table:table-cell>
          <table:table-cell office:value-type="string">
            <text:p>\Petersburg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>
            <text:p>\author</text:p>
          </table:table-cell>
          <table:table-cell office:value-type="string">
            <text:p>A.~Vishneva</text:p>
          </table:table-cell>
          <table:table-cell office:value-type="string">
            <text:p>\affiliation</text:p>
          </table:table-cell>
          <table:table-cell office:value-type="string">
            <text:p>\Dubna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vt]</text:p>
          </table:table-cell>
          <table:table-cell office:value-type="string">
            <text:p>R.B.~Vogelaar</text:p>
          </table:table-cell>
          <table:table-cell/>
          <table:table-cell office:value-type="string">
            <text:p>\author</text:p>
          </table:table-cell>
          <table:table-cell office:value-type="string">
            <text:p>B.~Vogelaar</text:p>
          </table:table-cell>
          <table:table-cell office:value-type="string">
            <text:p>\affiliation</text:p>
          </table:table-cell>
          <table:table-cell office:value-type="string">
            <text:p>\VTech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princeton]</text:p>
          </table:table-cell>
          <table:table-cell office:value-type="string">
            <text:p>M.~Wada</text:p>
          </table:table-cell>
          <table:table-cell/>
          <table:table-cell office:value-type="string">
            <text:p>\author</text:p>
          </table:table-cell>
          <table:table-cell office:value-type="string">
            <text:p>M.~Wada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na]</text:p>
          </table:table-cell>
          <table:table-cell office:value-type="string">
            <text:p>S.~Walker</text:p>
          </table:table-cell>
          <table:table-cell/>
          <table:table-cell office:value-type="string">
            <text:p>\author</text:p>
          </table:table-cell>
          <table:table-cell office:value-type="string">
            <text:p>S.~Walker</text:p>
          </table:table-cell>
          <table:table-cell office:value-type="string">
            <text:p>\affiliation</text:p>
          </table:table-cell>
          <table:table-cell office:value-type="string">
            <text:p>\NAUni</text:p>
          </table:table-cell>
          <table:table-cell office:value-type="string">
            <text:p>\affiliation</text:p>
          </table:table-cell>
          <table:table-cell office:value-type="string">
            <text:p>\NAINFN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ucla]</text:p>
          </table:table-cell>
          <table:table-cell office:value-type="string">
            <text:p>H.~Wang</text:p>
          </table:table-cell>
          <table:table-cell/>
          <table:table-cell office:value-type="string">
            <text:p>\author</text:p>
          </table:table-cell>
          <table:table-cell office:value-type="string">
            <text:p>H.~Wang</text:p>
          </table:table-cell>
          <table:table-cell office:value-type="string">
            <text:p>\affiliation</text:p>
          </table:table-cell>
          <table:table-cell office:value-type="string">
            <text:p>\UCLA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ihep]</text:p>
          </table:table-cell>
          <table:table-cell office:value-type="string">
            <text:p>Y.~Wang</text:p>
          </table:table-cell>
          <table:table-cell/>
          <table:table-cell office:value-type="string">
            <text:p>\author</text:p>
          </table:table-cell>
          <table:table-cell office:value-type="string">
            <text:p>Y.~Wang</text:p>
          </table:table-cell>
          <table:table-cell office:value-type="string">
            <text:p>\affiliation</text:p>
          </table:table-cell>
          <table:table-cell office:value-type="string">
            <text:p>\IHEP</text:p>
          </table:table-cell>
          <table:table-cell office:value-type="string">
            <text:p>\affiliation</text:p>
          </table:table-cell>
          <table:table-cell office:value-type="string">
            <text:p>\UCLA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office:value-type="string">
            <text:p>\author[temple]</text:p>
          </table:table-cell>
          <table:table-cell office:value-type="string">
            <text:p>A.~Watson</text:p>
          </table:table-cell>
          <table:table-cell/>
          <table:table-cell office:value-type="string">
            <text:p>\author</text:p>
          </table:table-cell>
          <table:table-cell office:value-type="string">
            <text:p>A.~W.~Watson</text:p>
          </table:table-cell>
          <table:table-cell office:value-type="string">
            <text:p>\affiliation</text:p>
          </table:table-cell>
          <table:table-cell office:value-type="string">
            <text:p>\Templ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princeton]</text:p>
          </table:table-cell>
          <table:table-cell office:value-type="string">
            <text:p>S.~Westerdale</text:p>
          </table:table-cell>
          <table:table-cell/>
          <table:table-cell office:value-type="string">
            <text:p>\author</text:p>
          </table:table-cell>
          <table:table-cell office:value-type="string">
            <text:p>S.~Westerdale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>
            <text:p>\author</text:p>
          </table:table-cell>
          <table:table-cell office:value-type="string">
            <text:p>J.~Wilhelmi</text:p>
          </table:table-cell>
          <table:table-cell office:value-type="string">
            <text:p>\affiliation</text:p>
          </table:table-cell>
          <table:table-cell office:value-type="string">
            <text:p>\Templ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jagiellonian]</text:p>
          </table:table-cell>
          <table:table-cell office:value-type="string">
            <text:p>M.~Wojcik</text:p>
          </table:table-cell>
          <table:table-cell/>
          <table:table-cell office:value-type="string">
            <text:p>\author</text:p>
          </table:table-cell>
          <table:table-cell office:value-type="string">
            <text:p>M.~M.~Wojcik</text:p>
          </table:table-cell>
          <table:table-cell office:value-type="string">
            <text:p>\affiliation</text:p>
          </table:table-cell>
          <table:table-cell office:value-type="string">
            <text:p>\Krakow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princeton]</text:p>
          </table:table-cell>
          <table:table-cell office:value-type="string">
            <text:p>A.~Wright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princeton]</text:p>
          </table:table-cell>
          <table:table-cell office:value-type="string">
            <text:p>X.~Xiang</text:p>
          </table:table-cell>
          <table:table-cell/>
          <table:table-cell office:value-type="string">
            <text:p>\author</text:p>
          </table:table-cell>
          <table:table-cell office:value-type="string">
            <text:p>X.~Xiang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princeton]</text:p>
          </table:table-cell>
          <table:table-cell office:value-type="string">
            <text:p>J.~Xu</text:p>
          </table:table-cell>
          <table:table-cell/>
          <table:table-cell office:value-type="string">
            <text:p>\author</text:p>
          </table:table-cell>
          <table:table-cell office:value-type="string">
            <text:p>J.~Xu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ihep]</text:p>
          </table:table-cell>
          <table:table-cell office:value-type="string">
            <text:p>C.G.~Yang</text:p>
          </table:table-cell>
          <table:table-cell/>
          <table:table-cell office:value-type="string">
            <text:p>\author</text:p>
          </table:table-cell>
          <table:table-cell office:value-type="string">
            <text:p>C.~Yang</text:p>
          </table:table-cell>
          <table:table-cell office:value-type="string">
            <text:p>\affiliation</text:p>
          </table:table-cell>
          <table:table-cell office:value-type="string">
            <text:p>\IHEP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fnal]</text:p>
          </table:table-cell>
          <table:table-cell office:value-type="string">
            <text:p>J.~Yoo</text:p>
          </table:table-cell>
          <table:table-cell/>
          <table:table-cell office:value-type="string">
            <text:p>\author</text:p>
          </table:table-cell>
          <table:table-cell office:value-type="string">
            <text:p>J.~Yoo</text:p>
          </table:table-cell>
          <table:table-cell office:value-type="string">
            <text:p>\affiliation</text:p>
          </table:table-cell>
          <table:table-cell office:value-type="string">
            <text:p>\FNAL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genoa]</text:p>
          </table:table-cell>
          <table:table-cell office:value-type="string">
            <text:p>S.~Zavatarelli</text:p>
          </table:table-cell>
          <table:table-cell/>
          <table:table-cell office:value-type="string">
            <text:p>\author</text:p>
          </table:table-cell>
          <table:table-cell office:value-type="string">
            <text:p>S.~Zavatarelli</text:p>
          </table:table-cell>
          <table:table-cell office:value-type="string">
            <text:p>\affiliation</text:p>
          </table:table-cell>
          <table:table-cell office:value-type="string">
            <text:p>\GEINFN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umass]</text:p>
          </table:table-cell>
          <table:table-cell office:value-type="string">
            <text:p>A.~Zec</text:p>
          </table:table-cell>
          <table:table-cell/>
          <table:table-cell office:value-type="string">
            <text:p>\author</text:p>
          </table:table-cell>
          <table:table-cell office:value-type="string">
            <text:p>A.~Zec</text:p>
          </table:table-cell>
          <table:table-cell office:value-type="string">
            <text:p>\affiliation</text:p>
          </table:table-cell>
          <table:table-cell office:value-type="string">
            <text:p>\UMas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>
            <text:p>\author</text:p>
          </table:table-cell>
          <table:table-cell office:value-type="string">
            <text:p>W.~Zhong</text:p>
          </table:table-cell>
          <table:table-cell office:value-type="string">
            <text:p>\affiliation</text:p>
          </table:table-cell>
          <table:table-cell office:value-type="string">
            <text:p>\IHEP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princeton]</text:p>
          </table:table-cell>
          <table:table-cell office:value-type="string">
            <text:p>C.~Zhu</text:p>
          </table:table-cell>
          <table:table-cell/>
          <table:table-cell office:value-type="string">
            <text:p>\author</text:p>
          </table:table-cell>
          <table:table-cell office:value-type="string">
            <text:p>C.~Zhu</text:p>
          </table:table-cell>
          <table:table-cell office:value-type="string">
            <text:p>\affiliation</text:p>
          </table:table-cell>
          <table:table-cell office:value-type="string">
            <text:p>\Princeton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>
            <text:p>\author[jagiellonian]</text:p>
          </table:table-cell>
          <table:table-cell office:value-type="string">
            <text:p>G.~Zuzel</text:p>
          </table:table-cell>
          <table:table-cell/>
          <table:table-cell office:value-type="string">
            <text:p>\author</text:p>
          </table:table-cell>
          <table:table-cell office:value-type="string">
            <text:p>G.~Zuzel</text:p>
          </table:table-cell>
          <table:table-cell office:value-type="string">
            <text:p>\affiliation</text:p>
          </table:table-cell>
          <table:table-cell office:value-type="string">
            <text:p>\Krakow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6/17/2016</text:date>, <text:time>13:5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5:37:39.62</meta:creation-date>
    <dc:date>2016-06-17T13:53:06.75</dc:date>
    <meta:editing-duration>PT22H16S</meta:editing-duration>
    <meta:editing-cycles>2</meta:editing-cycles>
    <meta:generator>OpenOffice.org/3.4.1$Win32 OpenOffice.org_project/341m1$Build-9593</meta:generator>
    <meta:document-statistic meta:table-count="3" meta:cell-count="1036" meta:object-count="0"/>
    <meta:user-defined meta:name="qrichtext">1</meta:user-defined>
  </office:meta>
</office:document-meta>
</file>